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" svg:font-family="'Times New'"/>
    <style:font-face style:name="Times New Romes" svg:font-family="'Times New Romes'"/>
    <style:font-face style:name="Times Nw" svg:font-family="'Times Nw'"/>
  </office:font-face-decls>
  <office:automatic-styles>
    <style:style style:name="P1" style:family="paragraph" style:parent-style-name="Standard">
      <style:text-properties officeooo:rsid="0002b283" officeooo:paragraph-rsid="0002b283"/>
    </style:style>
    <style:style style:name="P2" style:family="paragraph" style:parent-style-name="Standard">
      <style:text-properties officeooo:paragraph-rsid="0004788b"/>
    </style:style>
    <style:style style:name="P3" style:family="paragraph" style:parent-style-name="Standard">
      <style:text-properties officeooo:paragraph-rsid="00060130"/>
    </style:style>
    <style:style style:name="P4" style:family="paragraph" style:parent-style-name="Standard">
      <style:text-properties officeooo:paragraph-rsid="0006ce7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language="en" fo:country="US" officeooo:rsid="00060130"/>
    </style:style>
    <style:style style:name="T2" style:family="text">
      <style:text-properties fo:color="#000000" loext:opacity="100%" style:font-name="Times New Romes" fo:font-size="11pt" fo:language="en" fo:country="US" fo:font-weight="normal" officeooo:rsid="0004788b" style:font-name-asian="HelveticaNeue" style:font-size-asian="11pt" style:font-weight-asian="normal" style:font-name-complex="HelveticaNeue" style:font-size-complex="11pt" style:font-weight-complex="normal"/>
    </style:style>
    <style:style style:name="T3" style:family="text">
      <style:text-properties style:font-name="Times New Romes" fo:font-weight="normal" style:font-weight-asian="normal" style:font-weight-complex="normal"/>
    </style:style>
    <style:style style:name="T4" style:family="text">
      <style:text-properties style:font-name="Times New Romes" fo:font-weight="normal" officeooo:rsid="0002b283" style:font-weight-asian="normal" style:font-weight-complex="normal"/>
    </style:style>
    <style:style style:name="T5" style:family="text">
      <style:text-properties style:font-name="Times New Romes" fo:font-weight="normal" officeooo:rsid="0004788b" style:font-weight-asian="normal" style:font-weight-complex="normal"/>
    </style:style>
    <style:style style:name="T6" style:family="text">
      <style:text-properties style:font-name="Times New Romes" fo:language="en" fo:country="US" fo:font-weight="normal" officeooo:rsid="0004788b" style:font-weight-asian="normal" style:font-weight-complex="normal"/>
    </style:style>
    <style:style style:name="T7" style:family="text">
      <style:text-properties style:font-name="Times New Romes" fo:language="en" fo:country="US" fo:font-weight="normal" officeooo:rsid="00060130" style:font-weight-asian="normal" style:font-weight-complex="normal"/>
    </style:style>
    <style:style style:name="T8" style:family="text">
      <style:text-properties style:font-name="Times New Romes" fo:language="en" fo:country="US" fo:font-weight="normal" officeooo:rsid="0006ce7d" style:font-weight-asian="normal" style:font-weight-complex="normal"/>
    </style:style>
    <style:style style:name="T9" style:family="text">
      <style:text-properties style:font-name="Times New Romes" fo:language="fr" fo:country="FR" fo:font-weight="normal" officeooo:rsid="00060130" style:font-weight-asian="normal" style:font-weight-complex="normal"/>
    </style:style>
    <style:style style:name="T10" style:family="text">
      <style:text-properties officeooo:rsid="000af91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<text:span text:style-name="T10">P_17/3</text:span></text:h>
      <text:h text:style-name="Heading_20_2" text:outline-level="2">Partie 1 | étude de cas <text:span text:style-name="Emphasis">CoNLL 2003</text:span> :</text:h>
      <text:list text:style-name="L1">
        <text:list-item>
          <text:p text:style-name="P6">Quelle type de tâche propose CoNLL 2003 ? </text:p>
        </text:list-item>
        <text:list-item>
          <text:p text:style-name="P6">Quel type de données y a-t-il dans CoNLL 2003 ? </text:p>
        </text:list-item>
        <text:list-item>
          <text:p text:style-name="P6">A quel besoin répond CoNLL 2003 ? </text:p>
        </text:list-item>
        <text:list-item>
          <text:p text:style-name="P6">Quels types de modèles ont été entraînés sur CoNLL 2003 ? </text:p>
        </text:list-item>
        <text:list-item>
          <text:p text:style-name="P5">Est un corpus monolingue ou multilingue ? </text:p>
        </text:list-item>
      </text:list>
      <text:p text:style-name="P1"/>
      <text:h text:style-name="Heading_20_3" text:outline-level="3">Réponse<text:span text:style-name="T10">s</text:span> :</text:h>
      <text:p text:style-name="P2"><text:span text:style-name="T4">1. </text:span><text:span text:style-name="Strong_20_Emphasis"><text:span text:style-name="T6">NER </text:span></text:span><text:span text:style-name="Strong_20_Emphasis"><text:span text:style-name="T8">(</text:span></text:span><text:span text:style-name="Strong_20_Emphasis"><text:span text:style-name="T2">Named Entity Recognition) , une tâche de Reconnaissance d'Entités Nommées</text:span></text:span></text:p>
      <text:p text:style-name="P2"><text:span text:style-name="Strong_20_Emphasis"><text:span text:style-name="T5">2. </text:span></text:span><text:span text:style-name="Strong_20_Emphasis"><text:span text:style-name="T6">L</text:span></text:span><text:span text:style-name="Strong_20_Emphasis"><text:span text:style-name="T3">e format IOB</text:span></text:span></text:p>
      <text:p text:style-name="P3"><text:span text:style-name="Strong_20_Emphasis"><text:span text:style-name="T6">3. CoNLL-2003 répond au besoin de reconnaissance d'entités nommées dans des textes.</text:span></text:span></text:p>
      <text:p text:style-name="P3"><text:span text:style-name="Strong_20_Emphasis"><text:span text:style-name="T7">Comme l’analyse de documents, <text:s/>l’extraction des mot-clé</text:span></text:span><text:span text:style-name="Strong_20_Emphasis"><text:span text:style-name="T9">s, etc.</text:span></text:span></text:p>
      <text:p text:style-name="P3"><text:span text:style-name="Strong_20_Emphasis"><text:span text:style-name="T6">4. </text:span></text:span><text:span text:style-name="Strong_20_Emphasis"><text:span text:style-name="T7">Les modèles statistiques comme HMM, ou les modèles à base de réseaux neuronaux comme BERT et RNN.</text:span></text:span></text:p>
      <text:p text:style-name="P4"><text:span text:style-name="Strong_20_Emphasis"><text:span text:style-name="T7">5. Il s’agit d’un corpus multilingue. Car il contient des données en anglais et en allemand, donc il est souvent utilisés dans un contexte monolingue.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" svg:font-family="'Times New'"/>
    <style:font-face style:name="Times New Romes" svg:font-family="'Times New Romes'"/>
    <style:font-face style:name="Times Nw" svg:font-family="'Times N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21:33.885635920</meta:creation-date>
    <dc:date>2025-03-17T18:19:47.230037759</dc:date>
    <meta:editing-duration>PT11M4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139" meta:character-count="780" meta:non-whitespace-character-count="653"/>
  </office:meta>
</office:document-meta>
</file>